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"/>
  <manifest:file-entry manifest:full-path="ObjectReplacements/Object 1" manifest:media-type="application/x-openoffice-gdimetafile;windows_formatname=&quot;GDIMetaFile&quot;"/>
  <manifest:file-entry manifest:full-path="ObjectReplacements/Object 34" manifest:media-type=""/>
  <manifest:file-entry manifest:full-path="ObjectReplacements/Object 22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"/>
  <manifest:file-entry manifest:full-path="ObjectReplacements/Object 12" manifest:media-type="application/x-openoffice-gdimetafile;windows_formatname=&quot;GDIMetaFile&quot;"/>
  <manifest:file-entry manifest:full-path="ObjectReplacements/Object 36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4" manifest:media-type=""/>
  <manifest:file-entry manifest:full-path="ObjectReplacements/Object 38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15f39f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CO" fo:font-weight="bold" officeooo:rsid="0015f39f" officeooo:paragraph-rsid="0015f39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CO" style:text-underline-style="solid" style:text-underline-width="auto" style:text-underline-color="font-color" officeooo:rsid="000de21b" officeooo:paragraph-rsid="0015f39f" style:language-asian="zxx" style:country-asian="none" style:language-complex="zxx" style:country-complex="none"/>
    </style:style>
    <style:style style:name="P6" style:family="paragraph" style:parent-style-name="Heading_20_3">
      <style:paragraph-properties fo:text-align="justify" style:justify-single-word="false"/>
      <style:text-properties fo:font-size="12pt" fo:language="es" fo:country="CO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size="12pt" fo:language="es" fo:country="CO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8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language="es" fo:country="CO" officeooo:rsid="000de21b" officeooo:paragraph-rsid="0015f39f" style:font-size-asian="12pt" style:language-asian="zxx" style:country-asian="none" style:font-size-complex="12pt" style:language-complex="zxx" style:country-complex="none"/>
    </style:style>
    <style:style style:name="P12" style:family="paragraph" style:parent-style-name="Preformatted_20_Text">
      <style:text-properties style:font-name="Liberation Serif" fo:font-size="12pt" fo:language="es" fo:country="CO" fo:font-weight="bold" officeooo:rsid="0015f39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paragraph-rsid="0015f39f"/>
    </style:style>
    <style:style style:name="P14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9">
      <style:text-properties officeooo:paragraph-rsid="001c5542"/>
    </style:style>
    <style:style style:name="P16" style:family="paragraph" style:parent-style-name="Standard" style:list-style-name="L9">
      <style:text-properties style:font-name="Liberation Mono1" fo:font-size="11pt" fo:font-style="normal" fo:font-weight="normal" officeooo:paragraph-rsid="001c5542" style:font-size-asian="11pt" style:font-style-asian="normal" style:font-weight-asian="normal"/>
    </style:style>
    <style:style style:name="P17" style:family="paragraph" style:parent-style-name="Standard">
      <style:paragraph-properties fo:text-align="justify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22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24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25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26" style:family="paragraph" style:parent-style-name="Text_20_body" style:list-style-name="L6">
      <style:paragraph-properties fo:text-align="justify" style:justify-single-word="false"/>
    </style:style>
    <style:style style:name="P27" style:family="paragraph" style:parent-style-name="Text_20_body" style:list-style-name="L7">
      <style:paragraph-properties fo:margin-top="0in" fo:margin-bottom="0in" style:contextual-spacing="false" fo:text-align="justify" style:justify-single-word="false"/>
    </style:style>
    <style:style style:name="P28" style:family="paragraph" style:parent-style-name="Text_20_body" style:list-style-name="L7">
      <style:paragraph-properties fo:text-align="justify" style:justify-single-word="false"/>
    </style:style>
    <style:style style:name="P29" style:family="paragraph" style:parent-style-name="Text_20_body" style:list-style-name="L8">
      <style:paragraph-properties fo:margin-top="0in" fo:margin-bottom="0in" style:contextual-spacing="false" fo:text-align="justify" style:justify-single-word="false"/>
    </style:style>
    <style:style style:name="P30" style:family="paragraph" style:parent-style-name="Text_20_body" style:list-style-name="L8">
      <style:paragraph-properties fo:text-align="justify" style:justify-single-word="false"/>
    </style:style>
    <style:style style:name="P31" style:family="paragraph" style:parent-style-name="Text_20_body" style:list-style-name="L9">
      <style:paragraph-properties fo:text-align="justify" style:justify-single-word="false"/>
      <style:text-properties officeooo:paragraph-rsid="0015f39f"/>
    </style:style>
    <style:style style:name="P32" style:family="paragraph" style:parent-style-name="Text_20_body" style:list-style-name="L9">
      <style:text-properties officeooo:paragraph-rsid="001c5542"/>
    </style:style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3">
      <style:paragraph-properties fo:margin-top="0in" fo:margin-bottom="0in" style:contextual-spacing="false"/>
    </style:style>
    <style:style style:name="P39" style:family="paragraph" style:parent-style-name="Text_20_body" style:list-style-name="L14"/>
    <style:style style:name="P40" style:family="paragraph" style:parent-style-name="Text_20_body">
      <style:paragraph-properties fo:text-align="justify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39f" style:font-weight-asian="bold" style:font-weight-complex="bold"/>
    </style:style>
    <style:style style:name="T3" style:family="text">
      <style:text-properties officeooo:rsid="0015f39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a5b05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orio <text:span text:style-name="T3">2</text:span>: Optimización de Redes - Creación de rutas inalámbricas</text:p>
      <text:p text:style-name="P2"/>
      <text:p text:style-name="P1"><text:span text:style-name="T1">Problema </text:span><text:span text:style-name="T2">1:</text:span></text:p>
      <text:p text:style-name="P5"><text:span text:style-name="T2"/></text:p>
      <text:p text:style-name="Text_20_body"><text:span text:style-name="Strong_20_Emphasis"><text:span text:style-name="T6">Conjuntos:</text:span></text:span></text:p>
      <text:list text:style-name="L1">
        <text:list-item>
          <text:p text:style-name="P18"><draw:frame draw:style-name="fr2" draw:name="Objeto16" text:anchor-type="as-char" svg:y="-0.1492in" svg:width="0.1799in" svg:height="0.1854in" draw:z-index="2"><draw:object xlink:href="./Object 16" xlink:type="simple" xlink:show="embed" xlink:actuate="onLoad"/><draw:image xlink:href="./ObjectReplacements/Object 16" xlink:type="simple" xlink:show="embed" xlink:actuate="onLoad"/></draw:frame><text:s/>Conjunto de productores.</text:p>
        </text:list-item>
        <text:list-item>
          <text:p text:style-name="P19"><draw:frame draw:style-name="fr2" draw:name="Objeto17" text:anchor-type="as-char" svg:y="-0.1492in" svg:width="0.1854in" svg:height="0.1854in" draw:z-index="3"><draw:object xlink:href="./Object 17" xlink:type="simple" xlink:show="embed" xlink:actuate="onLoad"/><draw:image xlink:href="./ObjectReplacements/Object 17" xlink:type="simple" xlink:show="embed" xlink:actuate="onLoad"/></draw:frame><text:s/>Conjunto de consumidores.</text:p>
        </text:list-item>
      </text:list>
      <text:p text:style-name="Text_20_body"><text:span text:style-name="Strong_20_Emphasis"><text:span text:style-name="T6">Parámetros:</text:span></text:span></text:p>
      <text:list text:style-name="L2">
        <text:list-item>
          <text:p text:style-name="P20"><draw:frame draw:style-name="fr2" draw:name="Objeto19" text:anchor-type="as-char" svg:y="-0.1492in" svg:width="0.1898in" svg:height="0.2102in" draw:z-index="4"><draw:object xlink:href="./Object 19" xlink:type="simple" xlink:show="embed" xlink:actuate="onLoad"/><draw:image xlink:href="./ObjectReplacements/Object 19" xlink:type="simple" xlink:show="embed" xlink:actuate="onLoad"/></draw:frame>: Oferta del productor p (en toneladas).</text:p>
        </text:list-item>
        <text:list-item>
          <text:p text:style-name="P20"><draw:frame draw:style-name="fr2" draw:name="Objeto18" text:anchor-type="as-char" svg:y="-0.1492in" svg:width="0.252in" svg:height="0.2102in" draw:z-index="5"><draw:object xlink:href="./Object 18" xlink:type="simple" xlink:show="embed" xlink:actuate="onLoad"/><draw:image xlink:href="./ObjectReplacements/Object 18" xlink:type="simple" xlink:show="embed" xlink:actuate="onLoad"/></draw:frame><text:s/>Demanda del consumidor c (en toneladas).</text:p>
        </text:list-item>
        <text:list-item>
          <text:p text:style-name="P21"><draw:frame draw:style-name="fr2" draw:name="Objeto20" text:anchor-type="as-char" svg:y="-0.1492in" svg:width="0.2327in" svg:height="0.2102in" draw:z-index="6"><draw:object xlink:href="./Object 20" xlink:type="simple" xlink:show="embed" xlink:actuate="onLoad"/><draw:image xlink:href="./ObjectReplacements/Object 20" xlink:type="simple" xlink:show="embed" xlink:actuate="onLoad"/></draw:frame>: Costo por tonelada desde el productor p al consumidor c.</text:p>
        </text:list-item>
      </text:list>
      <text:p text:style-name="Text_20_body"><text:span text:style-name="Strong_20_Emphasis"><text:span text:style-name="T6">Variables de Decisión:</text:span></text:span></text:p>
      <text:list text:style-name="L3">
        <text:list-item>
          <text:p text:style-name="P22"><draw:frame draw:style-name="fr2" draw:name="Objeto21" text:anchor-type="as-char" svg:y="-0.1492in" svg:width="0.8075in" svg:height="0.2102in" draw:z-index="7"><draw:object xlink:href="./Object 21" xlink:type="simple" xlink:show="embed" xlink:actuate="onLoad"/><draw:image xlink:href="./ObjectReplacements/Object 21" xlink:type="simple" xlink:show="embed" xlink:actuate="onLoad"/></draw:frame>: Toneladas transportadas del productor <draw:frame draw:style-name="fr2" draw:name="Objeto22" text:anchor-type="as-char" svg:y="-0.1492in" svg:width="0.1063in" svg:height="0.1854in" draw:z-index="9"><draw:object xlink:href="./Object 22" xlink:type="simple" xlink:show="embed" xlink:actuate="onLoad"/><draw:image xlink:href="./ObjectReplacements/Object 22" xlink:type="simple" xlink:show="embed" xlink:actuate="onLoad"/></draw:frame><text:s/>al consumidor <draw:frame draw:style-name="fr2" draw:name="Objeto23" text:anchor-type="as-char" svg:y="-0.1492in" svg:width="0.0846in" svg:height="0.1854in" draw:z-index="10"><draw:object xlink:href="./Object 23" xlink:type="simple" xlink:show="embed" xlink:actuate="onLoad"/><draw:image xlink:href="./ObjectReplacements/Object 23" xlink:type="simple" xlink:show="embed" xlink:actuate="onLoad"/></draw:frame>.</text:p>
        </text:list-item>
      </text:list>
      <text:p text:style-name="Text_20_body"><text:span text:style-name="Strong_20_Emphasis"><text:span text:style-name="T6">Función Objetivo:</text:span></text:span></text:p>
      <text:p text:style-name="Preformatted_20_Text"><text:span text:style-name="Source_20_Text"><text:span text:style-name="T6"><draw:frame draw:style-name="fr2" draw:name="Objeto13" text:anchor-type="as-char" svg:y="-0.1709in" svg:width="1.9571in" svg:height="0.2638in" draw:z-index="12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reformatted_20_Text"><text:span text:style-name="Source_20_Text"><text:span text:style-name="T6"/></text:span></text:p>
      <text:p text:style-name="Text_20_body"><text:span text:style-name="Strong_20_Emphasis"><text:span text:style-name="T6">Restricciones:</text:span></text:span></text:p>
      <text:list text:style-name="L4">
        <text:list-item>
          <text:p text:style-name="P23">Satisfacción de la demanda para cada consumidor:</text:p>
        </text:list-item>
      </text:list>
      <text:p text:style-name="P10"><text:span text:style-name="Source_20_Text"><text:span text:style-name="T6"><draw:frame draw:style-name="fr2" draw:name="Objeto14" text:anchor-type="as-char" svg:y="-0.1709in" svg:width="1.561in" svg:height="0.2638in" draw:z-index="13"><draw:object xlink:href="./Object 14" xlink:type="simple" xlink:show="embed" xlink:actuate="onLoad"/><draw:image xlink:href="./ObjectReplacements/Object 14" xlink:type="simple" xlink:show="embed" xlink:actuate="onLoad"/></draw:frame></text:span></text:span></text:p>
      <text:list text:style-name="L5">
        <text:list-item>
          <text:p text:style-name="P24">Satisfacción de la oferta para cada productor (no aplicada):</text:p>
        </text:list-item>
      </text:list>
      <text:p text:style-name="P12"><draw:frame draw:style-name="fr2" draw:name="Objeto15" text:anchor-type="as-char" svg:y="-0.1709in" svg:width="1.5689in" svg:height="0.2638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><text:span text:style-name="T2"/></text:p>
      <text:p text:style-name="P1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/>
      <text:p text:style-name="P40"><text:span text:style-name="Strong_20_Emphasis">Índices:</text:span></text:p>
      <text:list text:style-name="L11">
        <text:list-item>
          <text:p text:style-name="P35"><draw:frame draw:style-name="fr1" draw:name="Objeto34" text:anchor-type="as-char" svg:y="-0.1492in" svg:width="0.402in" svg:height="0.1854in" draw:z-index="33"><draw:object xlink:href="./Object 34" xlink:type="simple" xlink:show="embed" xlink:actuate="onLoad"/><draw:image xlink:href="./ObjectReplacements/Object 34" xlink:type="simple" xlink:show="embed" xlink:actuate="onLoad"/></draw:frame>: Equipos</text:p>
        </text:list-item>
        <text:list-item>
          <text:p text:style-name="P34"><draw:frame draw:style-name="fr1" draw:name="Objeto35" text:anchor-type="as-char" svg:y="-0.1492in" svg:width="0.5118in" svg:height="0.1854in" draw:z-index="34"><draw:object xlink:href="./Object 35" xlink:type="simple" xlink:show="embed" xlink:actuate="onLoad"/><draw:image xlink:href="./ObjectReplacements/Object 35" xlink:type="simple" xlink:show="embed" xlink:actuate="onLoad"/></draw:frame>: Localidades</text:p>
        </text:list-item>
      </text:list>
      <text:p text:style-name="Text_20_body"><text:span text:style-name="Strong_20_Emphasis">Parámetros:</text:span></text:p>
      <text:list text:style-name="L12">
        <text:list-item>
          <text:p text:style-name="P36"><draw:frame draw:style-name="fr1" draw:name="Objeto36" text:anchor-type="as-char" svg:y="-0.1492in" svg:width="0.1555in" svg:height="0.2102in" draw:z-index="35"><draw:object xlink:href="./Object 36" xlink:type="simple" xlink:show="embed" xlink:actuate="onLoad"/><draw:image xlink:href="./ObjectReplacements/Object 36" xlink:type="simple" xlink:show="embed" xlink:actuate="onLoad"/></draw:frame>: Distancia entre la localidad i y la localidad j</text:p>
        </text:list-item>
      </text:list>
      <text:p text:style-name="Text_20_body"><text:span text:style-name="Strong_20_Emphasis">Variables de Decisión:</text:span></text:p>
      <text:list text:style-name="L13">
        <text:list-item>
          <text:p text:style-name="P38"><draw:frame draw:style-name="fr1" draw:name="Objeto37" text:anchor-type="as-char" svg:y="-0.1492in" svg:width="0.198in" svg:height="0.2102in" draw:z-index="36"><draw:object xlink:href="./Object 37" xlink:type="simple" xlink:show="embed" xlink:actuate="onLoad"/><draw:image xlink:href="./ObjectReplacements/Object 37" xlink:type="simple" xlink:show="embed" xlink:actuate="onLoad"/></draw:frame>: Variable binaria que toma el valor 1 si el equipo e viaja de la localidad i a la localidad j</text:p>
        </text:list-item>
        <text:list-item>
          <text:p text:style-name="P37"><draw:frame draw:style-name="fr1" draw:name="Objeto38" text:anchor-type="as-char" svg:y="-0.1492in" svg:width="0.1646in" svg:height="0.2102in" draw:z-index="37"><draw:object xlink:href="./Object 38" xlink:type="simple" xlink:show="embed" xlink:actuate="onLoad"/><draw:image xlink:href="./ObjectReplacements/Object 38" xlink:type="simple" xlink:show="embed" xlink:actuate="onLoad"/></draw:frame>: Variable auxiliar para la eliminación de subtours</text:p>
        </text:list-item>
      </text:list>
      <text:p text:style-name="Text_20_body"><text:span text:style-name="Strong_20_Emphasis">Función Objetivo:</text:span> Minimizar la distancia total recorrida por todos los equipos: <draw:frame draw:style-name="fr1" draw:name="Objeto7" text:anchor-type="as-char" svg:y="-0.1709in" svg:width="2.3618in" svg:height="0.2638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><text:span text:style-name="Strong_20_Emphasis">Restricciones:</text:span></text:p>
      <text:list text:style-name="L14">
        <text:list-item>
          <text:p text:style-name="P39">Cada equipo debe salir de la localidad de origen una sola vez: <draw:frame draw:style-name="fr1" draw:name="Objeto29" text:anchor-type="as-char" svg:y="-0.1709in" svg:width="1.7563in" svg:height="0.2638in" draw:z-index="28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39">Cada equipo debe regresar a la localidad de origen una sola vez: <draw:frame draw:style-name="fr1" draw:name="Objeto30" text:anchor-type="as-char" svg:y="-0.1709in" svg:width="1.6929in" svg:height="0.2638in" draw:z-index="29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39">Cada localidad debe ser visitada exactamente una vez por algún equipo: <draw:frame draw:style-name="fr1" draw:name="Objeto31" text:anchor-type="as-char" svg:y="-0.1709in" svg:width="2.4311in" svg:height="0.2638in" draw:z-index="30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39">Lo que entra en una localidad debe salir: <draw:frame draw:style-name="fr1" draw:name="Objeto32" text:anchor-type="as-char" svg:y="-0.1709in" svg:width="3.2161in" svg:height="0.2638in" draw:z-index="31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39">Eliminación de subtours (restricción MTZ): <draw:frame draw:style-name="fr1" draw:name="Objeto33" text:anchor-type="as-char" svg:y="-0.1492in" svg:width="3.9728in" svg:height="0.2102in" draw:z-index="32"><draw:object xlink:href="./Object 33" xlink:type="simple" xlink:show="embed" xlink:actuate="onLoad"/><draw:image xlink:href="./ObjectReplacements/Object 33" xlink:type="simple" xlink:show="embed" xlink:actuate="onLoad"/></draw:frame></text:p>
        </text:list-item>
      </text:list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Problema 3: Optimización de Sensores en Ciudades Inteligentes</text:p>
      <text:p text:style-name="P7"><text:span text:style-name="T1"/></text:p>
      <text:h text:style-name="P6" text:outline-level="3">1. Conjuntos:</text:h>
      <text:list text:style-name="L6">
        <text:list-item>
          <text:p text:style-name="P25"><text:span text:style-name="T4"><draw:frame draw:style-name="fr2" draw:name="Objeto11" text:anchor-type="as-char" svg:y="-0.1492in" svg:width="0.1681in" svg:height="0.1854in" draw:z-index="18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/>Conjunto de todas las localidades en Smartville donde se pueden instalar sensores.</text:span></text:p>
        </text:list-item>
        <text:list-item>
          <text:p text:style-name="P26"><text:span text:style-name="T4"><draw:frame draw:style-name="fr2" draw:name="Objeto12" text:anchor-type="as-char" svg:y="-0.1492in" svg:width="0.1602in" svg:height="0.1854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s/>Conjunto de tipos de sensores que pueden ser instalados.</text:span></text:p>
        </text:list-item>
      </text:list>
      <text:h text:style-name="P8" text:outline-level="3">2. Parámetros:</text:h>
      <text:list text:style-name="L7">
        <text:list-item>
          <text:p text:style-name="P27"><text:span text:style-name="T4"><draw:frame draw:style-name="fr2" draw:name="Objeto8" text:anchor-type="as-char" svg:y="-0.1492in" svg:width="0.1791in" svg:height="0.2102in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s/>Costo de instalación en la localidad </text:span><text:span text:style-name="T4"><draw:frame draw:style-name="fr2" draw:name="Objeto24" text:anchor-type="as-char" svg:y="-0.1492in" svg:width="0.052in" svg:height="0.1854in" draw:z-index="20"><draw:object xlink:href="./Object 24" xlink:type="simple" xlink:show="embed" xlink:actuate="onLoad"/><draw:image xlink:href="./ObjectReplacements/Object 24" xlink:type="simple" xlink:show="embed" xlink:actuate="onLoad"/></draw:frame></text:span><text:span text:style-name="T4">. Es un costo fijo por localidad y se paga cada vez que cualquier sensor es instalado allí.</text:span></text:p>
        </text:list-item>
        <text:list-item>
          <text:p text:style-name="P27"><text:span text:style-name="T4"><draw:frame draw:style-name="fr2" draw:name="Objeto9" text:anchor-type="as-char" svg:y="-0.1492in" svg:width="0.1925in" svg:height="0.2102in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Costo de consumo de energía del sensor </text:span><text:span text:style-name="T4"><draw:frame draw:style-name="fr2" draw:name="Objeto27" text:anchor-type="as-char" svg:y="-0.1492in" svg:width="0.0764in" svg:height="0.1854in" draw:z-index="21"><draw:object xlink:href="./Object 27" xlink:type="simple" xlink:show="embed" xlink:actuate="onLoad"/><draw:image xlink:href="./ObjectReplacements/Object 27" xlink:type="simple" xlink:show="embed" xlink:actuate="onLoad"/></draw:frame></text:span><text:span text:style-name="T4">, expresado en unidades monetarias.</text:span></text:p>
        </text:list-item>
        <text:list-item>
          <text:p text:style-name="P28"><text:span text:style-name="T4"><draw:frame draw:style-name="fr2" draw:name="Objeto10" text:anchor-type="as-char" svg:y="-0.1492in" svg:width="0.198in" svg:height="0.2102in" draw:z-index="17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s/>Costo de comunicación del sensor </text:span><text:span text:style-name="T4"><draw:frame draw:style-name="fr2" draw:name="Objeto26" text:anchor-type="as-char" svg:y="-0.1492in" svg:width="0.0764in" svg:height="0.1854in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4"><text:s/></text:span><text:span text:style-name="T5">en la locación </text:span><text:span text:style-name="T5"><draw:frame draw:style-name="fr2" draw:name="Objeto25" text:anchor-type="as-char" svg:y="-0.1492in" svg:width="0.052in" svg:height="0.1854in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text:s/></text:span><text:span text:style-name="T4">con la puerta de enlace central</text:span></text:p>
        </text:list-item>
      </text:list>
      <text:h text:style-name="P8" text:outline-level="3">3. Variables de Decisión:</text:h>
      <text:list text:style-name="L8">
        <text:list-item>
          <text:p text:style-name="P29"><text:span text:style-name="T4"><draw:frame draw:style-name="fr2" draw:name="Objeto6" text:anchor-type="as-char" svg:y="-0.1492in" svg:width="0.3457in" svg:height="0.2138in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Variable binaria que indica si el sensor s se instala en la localidad l (1 si se instala, 0 en caso contrario).</text:span></text:p>
        </text:list-item>
        <text:list-item>
          <text:p text:style-name="P30"><text:span text:style-name="T4"><draw:frame draw:style-name="fr2" draw:name="Objeto5" text:anchor-type="as-char" svg:y="-0.1492in" svg:width="0.2008in" svg:height="0.2102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4"><text:s/>Variable binaria que indica si se instala algún sensor en la localidad l (1 si se instala, 0 en caso contrario).</text:span></text:p>
        </text:list-item>
      </text:list>
      <text:h text:style-name="P8" text:outline-level="3"><text:soft-page-break/>4. Función Objetivo:</text:h>
      <text:p text:style-name="P9"><text:s/><draw:frame draw:style-name="fr2" draw:name="Objeto1" text:anchor-type="as-char" svg:y="-0.1839in" svg:width="3.0193in" svg:height="0.2909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" text:outline-level="3">5. Restricciones:</text:h>
      <text:list text:style-name="L9">
        <text:list-item>
          <text:p text:style-name="P32"><text:span text:style-name="Strong_20_Emphasis"><text:span text:style-name="T4">Cobertura de localidades</text:span></text:span><text:span text:style-name="T4">: </text:span><text:span text:style-name="T4"><draw:frame draw:style-name="fr2" draw:name="Objeto28" text:anchor-type="as-char" svg:y="-0.1709in" svg:width="2.1161in" svg:height="0.2673in" draw:z-index="24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4"><text:s/>Donde </text:span><text:span text:style-name="T4"><draw:frame draw:style-name="fr2" draw:name="Objeto2" text:anchor-type="as-char" svg:y="-0.1492in" svg:width="0.4374in" svg:height="0.1917in" draw:z-index="25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es el conjunto de localidades que incluye l y todas sus adyacentes.</text:span></text:p>
        </text:list-item>
        <text:list-item>
          <text:p text:style-name="P16"><draw:frame draw:style-name="fr2" draw:name="Objeto3" text:anchor-type="as-char" svg:y="-0.1492in" svg:width="2.5209in" svg:height="0.2102in" draw:z-index="2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5"><text:span text:style-name="T4"/></text:p>
        </text:list-item>
        <text:list-item>
          <text:p text:style-name="P31"><text:span text:style-name="Strong_20_Emphasis"><text:span text:style-name="T4">Vinculación de las variables x e y</text:span></text:span><text:span text:style-name="T4">: </text:span><text:span text:style-name="T4"><draw:frame draw:style-name="fr2" draw:name="Objeto4" text:anchor-type="as-char" svg:y="-0.1492in" svg:width="1.5965in" svg:height="0.2138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s/></text:span></text:p>
        </text:list-item>
      </text:list>
      <text:p text:style-name="P13"><text:span text:style-name="T4"/></text:p>
      <text:p text:style-name="P13"/>
      <text:list text:style-name="L10">
        <text:list-header>
          <text:p text:style-name="P33"/>
        </text:list-header>
      </text:list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2:59:40.053532254</meta:creation-date>
    <dc:date>2024-09-12T23:36:26.728658135</dc:date>
    <meta:editing-duration>PT5H5M54S</meta:editing-duration>
    <meta:editing-cycles>5</meta:editing-cycles>
    <meta:generator>LibreOffice/24.2.5.2$Linux_X86_64 LibreOffice_project/420$Build-2</meta:generator>
    <meta:document-statistic meta:table-count="0" meta:image-count="0" meta:object-count="38" meta:page-count="4" meta:paragraph-count="50" meta:word-count="368" meta:character-count="2119" meta:non-whitespace-character-count="1800"/>
  </office:meta>
</office:document-meta>
</file>

<file path=Object 1/content.xml><?xml version="1.0" encoding="utf-8"?>
<math xmlns="http://www.w3.org/1998/Math/MathML" display="block">
  <semantics>
    <mrow>
      <mi mathvariant="italic">Min</mi>
      <mspace width="2em"/>
      <mrow>
        <mo fence="true" form="prefix" stretchy="true">(</mo>
        <mrow>
          <mrow>
            <mrow>
              <mrow>
                <msub>
                  <mo stretchy="false">∑</mo>
                  <mrow>
                    <mi>l</mi>
                    <mo stretchy="false">∈</mo>
                    <mi>L</mi>
                  </mrow>
                </msub>
                <msub>
                  <mi>c</mi>
                  <mi>l</mi>
                </msub>
              </mrow>
              <mo stretchy="false">∗</mo>
              <msub>
                <mi>y</mi>
                <mi>l</mi>
              </msub>
            </mrow>
            <mo stretchy="false">+</mo>
            <mrow>
              <mrow>
                <msub>
                  <mo stretchy="false">∑</mo>
                  <mrow>
                    <mi>s</mi>
                    <mo stretchy="false">∈</mo>
                    <mi>S</mi>
                  </mrow>
                </msub>
                <mrow>
                  <msub>
                    <mo stretchy="false">∑</mo>
                    <mrow>
                      <mi>l</mi>
                      <mo stretchy="false">∈</mo>
                      <mi>L</mi>
                    </mrow>
                  </msub>
                  <mrow>
                    <mo fence="true" form="prefix" stretchy="false">(</mo>
                    <mrow>
                      <mrow>
                        <msub>
                          <mi>e</mi>
                          <mi>s</mi>
                        </msub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form="postfix" stretchy="false">)</mo>
                  </mrow>
                </mrow>
              </mrow>
              <mo stretchy="false">∗</mo>
              <msub>
                <mi>x</mi>
                <mrow>
                  <mo fence="true" form="prefix" stretchy="false">[</mo>
                  <mrow>
                    <mrow>
                      <mi>s</mi>
                      <mi>,</mi>
                      <mi>l</mi>
                    </mrow>
                  </mrow>
                  <mo fence="true" form="postfix" stretchy="false">]</mo>
                </mrow>
              </msub>
            </mrow>
          </mrow>
        </mrow>
        <mo fence="true" form="postfix" stretchy="true">)</mo>
      </mrow>
    </mrow>
    <annotation encoding="StarMath 5.0">{ Min ~ left ( { { sum _ { { l in L } } c _ l * y _ l } + { sum _ { { s in S } } sum _ { { l in L } } ( { e _ s + t _ s } ) * x _ [ { s , l } ] } } right ) }</annotation>
  </semantics>
</math>
</file>

<file path=Object 10/content.xml><?xml version="1.0" encoding="utf-8"?>
<math xmlns="http://www.w3.org/1998/Math/MathML" display="block">
  <semantics>
    <mrow>
      <msub>
        <mi>t</mi>
        <mi mathvariant="italic">sl</mi>
      </msub>
      <mi mathvariant="normal">:</mi>
    </mrow>
    <annotation encoding="StarMath 5.0">t_sl:</annotation>
  </semantics>
</math>
</file>

<file path=Object 11/content.xml><?xml version="1.0" encoding="utf-8"?>
<math xmlns="http://www.w3.org/1998/Math/MathML" display="block">
  <semantics>
    <mrow>
      <mi>L</mi>
      <mi mathvariant="normal">:</mi>
    </mrow>
    <annotation encoding="StarMath 5.0">L:</annotation>
  </semantics>
</math>
</file>

<file path=Object 12/content.xml><?xml version="1.0" encoding="utf-8"?>
<math xmlns="http://www.w3.org/1998/Math/MathML" display="block">
  <semantics>
    <mrow>
      <mi>S</mi>
      <mi mathvariant="normal">:</mi>
    </mrow>
    <annotation encoding="StarMath 5.0">S:</annotation>
  </semantics>
</math>
</file>

<file path=Object 13/content.xml><?xml version="1.0" encoding="utf-8"?>
<math xmlns="http://www.w3.org/1998/Math/MathML" display="block">
  <semantics>
    <mrow>
      <mi mathvariant="italic">Min</mi>
      <mrow>
        <mi>Z</mi>
        <mo stretchy="false">=</mo>
        <mrow>
          <mrow>
            <msub>
              <mo stretchy="false">∑</mo>
              <mrow>
                <mi>p</mi>
                <mo stretchy="false">∈</mo>
                <mi>P</mi>
              </mrow>
            </msub>
            <mrow>
              <msub>
                <mo stretchy="false">∑</mo>
                <mrow>
                  <mi>c</mi>
                  <mo stretchy="false">∈</mo>
                  <mi>C</mi>
                </mrow>
              </msub>
              <msub>
                <mi>C</mi>
                <mi mathvariant="italic">pc</mi>
              </msub>
            </mrow>
          </mrow>
          <mo stretchy="false">∗</mo>
          <msub>
            <mi>x</mi>
            <mi mathvariant="italic">pc</mi>
          </msub>
        </mrow>
      </mrow>
    </mrow>
    <annotation encoding="StarMath 5.0">
Min Z = sum_{p in P} sum_{c in C} C_{pc} * x_{pc}</annotation>
  </semantics>
</math>
</file>

<file path=Object 14/content.xml><?xml version="1.0" encoding="utf-8"?>
<math xmlns="http://www.w3.org/1998/Math/MathML" display="block">
  <semantics>
    <mrow>
      <mrow>
        <mrow>
          <msub>
            <mo stretchy="false">∑</mo>
            <mrow>
              <mi>p</mi>
              <mo stretchy="false">∈</mo>
              <mi>P</mi>
            </mrow>
          </msub>
          <msub>
            <mi>x</mi>
            <mi mathvariant="italic">pc</mi>
          </msub>
        </mrow>
        <mo stretchy="false">=</mo>
        <msub>
          <mi>D</mi>
          <mi>c</mi>
        </msub>
      </mrow>
      <mi>,</mi>
      <mo stretchy="false">∀</mo>
      <mrow>
        <mi>c</mi>
        <mo stretchy="false">∈</mo>
        <mi>C</mi>
      </mrow>
    </mrow>
    <annotation encoding="StarMath 5.0">sum_{p in P} x_{pc} = D_c,  forall c in C</annotation>
  </semantics>
</math>
</file>

<file path=Object 15/content.xml><?xml version="1.0" encoding="utf-8"?>
<math xmlns="http://www.w3.org/1998/Math/MathML" display="block">
  <semantics>
    <mrow>
      <mrow>
        <mrow>
          <msub>
            <mo stretchy="false">∑</mo>
            <mrow>
              <mi>c</mi>
              <mo stretchy="false">∈</mo>
              <mi>C</mi>
            </mrow>
          </msub>
          <msub>
            <mi>x</mi>
            <mi mathvariant="italic">pc</mi>
          </msub>
        </mrow>
        <mo stretchy="false">=</mo>
        <msub>
          <mi>O</mi>
          <mi>p</mi>
        </msub>
      </mrow>
      <mi>,</mi>
      <mo stretchy="false">∀</mo>
      <mrow>
        <mi>p</mi>
        <mo stretchy="false">∈</mo>
        <mi>P</mi>
      </mrow>
    </mrow>
    <annotation encoding="StarMath 5.0">
sum_{c in C} x_{pc} = O_p,  forall p in P
</annotation>
  </semantics>
</math>
</file>

<file path=Object 16/content.xml><?xml version="1.0" encoding="utf-8"?>
<math xmlns="http://www.w3.org/1998/Math/MathML" display="block">
  <semantics>
    <mrow>
      <mi>P</mi>
      <mi mathvariant="normal">:</mi>
    </mrow>
    <annotation encoding="StarMath 5.0">P:</annotation>
  </semantics>
</math>
</file>

<file path=Object 17/content.xml><?xml version="1.0" encoding="utf-8"?>
<math xmlns="http://www.w3.org/1998/Math/MathML" display="block">
  <semantics>
    <mrow>
      <mi>C</mi>
      <mi mathvariant="normal">:</mi>
    </mrow>
    <annotation encoding="StarMath 5.0">C: </annotation>
  </semantics>
</math>
</file>

<file path=Object 18/content.xml><?xml version="1.0" encoding="utf-8"?>
<math xmlns="http://www.w3.org/1998/Math/MathML" display="block">
  <semantics>
    <mrow>
      <msub>
        <mi>D</mi>
        <mi>c</mi>
      </msub>
      <mi mathvariant="normal">:</mi>
    </mrow>
    <annotation encoding="StarMath 5.0">D_c:</annotation>
  </semantics>
</math>
</file>

<file path=Object 19/content.xml><?xml version="1.0" encoding="utf-8"?>
<math xmlns="http://www.w3.org/1998/Math/MathML" display="block">
  <semantics>
    <msub>
      <mi>O</mi>
      <mi>p</mi>
    </msub>
    <annotation encoding="StarMath 5.0">O_p</annotation>
  </semantics>
</math>
</file>

<file path=Object 2/content.xml><?xml version="1.0" encoding="utf-8"?>
<math xmlns="http://www.w3.org/1998/Math/MathML" display="block">
  <semantics>
    <mrow>
      <mrow>
        <mrow>
          <msub>
            <mo stretchy="false">∑</mo>
            <mrow>
              <mi>s</mi>
              <mo stretchy="false">∈</mo>
              <mi>S</mi>
            </mrow>
          </msub>
          <mrow>
            <msub>
              <mo stretchy="false">∑</mo>
              <mrow>
                <mrow>
                  <mi>k</mi>
                  <mo stretchy="false">∈</mo>
                  <mi mathvariant="italic">Adj</mi>
                </mrow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row>
            </msub>
            <msub>
              <mi>x</mi>
              <mrow>
                <mo fence="true" form="prefix" stretchy="false">[</mo>
                <mrow>
                  <mrow>
                    <mi>s</mi>
                    <mi>,</mi>
                    <mi>k</mi>
                  </mrow>
                </mrow>
                <mo fence="true" form="postfix" stretchy="false">]</mo>
              </mrow>
            </msub>
          </mrow>
        </mrow>
        <mo stretchy="false">≥</mo>
        <mn>1</mn>
      </mrow>
      <mo stretchy="false">∀</mo>
      <mrow>
        <mi>l</mi>
        <mo stretchy="false">∈</mo>
        <mi>L</mi>
      </mrow>
      <mspace width="2em"/>
    </mrow>
    <annotation encoding="StarMath 5.0">{ { sum _ { { s in S } } sum _ { { { k in Adj } [ l ] } } x _ [ { s , k } ] &gt;= 1 } forall { l in L } ~ }</annotation>
  </semantics>
</math>
</file>

<file path=Object 20/content.xml><?xml version="1.0" encoding="utf-8"?>
<math xmlns="http://www.w3.org/1998/Math/MathML" display="block">
  <semantics>
    <msub>
      <mi>C</mi>
      <mi mathvariant="italic">pc</mi>
    </msub>
    <annotation encoding="StarMath 5.0">C_pc</annotation>
  </semantics>
</math>
</file>

<file path=Object 21/content.xml><?xml version="1.0" encoding="utf-8"?>
<math xmlns="http://www.w3.org/1998/Math/MathML" display="block">
  <semantics>
    <mrow>
      <msub>
        <mi>X</mi>
        <mi mathvariant="italic">pc</mi>
      </msub>
      <mi>,</mi>
      <msub>
        <mi>X</mi>
        <mi mathvariant="italic">PC</mi>
      </msub>
      <mi>≥</mi>
      <mn>0</mn>
    </mrow>
    <annotation encoding="StarMath 5.0">X_pc , X_PC ≥ 0
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c</mi>
    <annotation encoding="StarMath 5.0">c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i>s</mi>
    <annotation encoding="StarMath 5.0">s</annotation>
  </semantics>
</math>
</file>

<file path=Object 27/content.xml><?xml version="1.0" encoding="utf-8"?>
<math xmlns="http://www.w3.org/1998/Math/MathML" display="block">
  <semantics>
    <mi>s</mi>
    <annotation encoding="StarMath 5.0">s</annotation>
  </semantics>
</math>
</file>

<file path=Object 28/content.xml><?xml version="1.0" encoding="utf-8"?>
<math xmlns="http://www.w3.org/1998/Math/MathML" display="block">
  <semantics>
    <mrow>
      <mi mathvariant="italic">Min</mi>
      <mrow>
        <mi>Z</mi>
        <mo stretchy="false">=</mo>
        <mrow>
          <mrow>
            <msub>
              <mo stretchy="false">∑</mo>
              <mrow>
                <mi>e</mi>
                <mi>∈</mi>
                <mi>E</mi>
              </mrow>
            </msub>
            <mrow>
              <msub>
                <mo stretchy="false">∑</mo>
                <mrow>
                  <mi>i</mi>
                  <mi>∈</mi>
                  <mi>L</mi>
                </mrow>
              </msub>
              <mrow>
                <msub>
                  <mo stretchy="false">∑</mo>
                  <mrow>
                    <mi>j</mi>
                    <mi>∈</mi>
                    <mi>L</mi>
                  </mrow>
                </msub>
                <msub>
                  <mi>d</mi>
                  <mi mathvariant="italic">ij</mi>
                </msub>
              </mrow>
            </mrow>
          </mrow>
          <mo stretchy="false">∗</mo>
          <msub>
            <mi>x</mi>
            <mi mathvariant="italic">eij</mi>
          </msub>
        </mrow>
      </mrow>
    </mrow>
    <annotation encoding="StarMath 5.0">Min Z = sum_{e ∈ E} sum_{i ∈ L} sum_{j ∈ L} d_{ij} * x_eij</annotation>
  </semantics>
</math>
</file>

<file path=Object 29/content.xml><?xml version="1.0" encoding="utf-8"?>
<math xmlns="http://www.w3.org/1998/Math/MathML" display="block">
  <semantics>
    <mrow>
      <mrow>
        <mrow>
          <msub>
            <mo stretchy="false">∑</mo>
            <mrow>
              <mi>j</mi>
              <mi>∈</mi>
              <mi>L</mi>
              <mi>,</mi>
              <mi>j</mi>
              <mi>≠</mi>
              <mn>0</mn>
            </mrow>
          </msub>
          <msub>
            <mi>x</mi>
            <mrow>
              <mi>e</mi>
              <mn>0</mn>
              <mi>j</mi>
            </mrow>
          </msub>
        </mrow>
        <mo stretchy="false">=</mo>
        <mn>1</mn>
      </mrow>
      <mo stretchy="false">∀</mo>
      <mi>e</mi>
      <mi>∈</mi>
      <mi>E</mi>
    </mrow>
    <annotation encoding="StarMath 5.0">{ { sum _ { { j ∈ L , j ≠ 0 } } x _ { e 0 j } = 1 } forall e ∈ E }</annotation>
  </semantics>
</math>
</file>

<file path=Object 3/content.xml><?xml version="1.0" encoding="utf-8"?>
<math xmlns="http://www.w3.org/1998/Math/MathML" display="block">
  <semantics>
    <mrow>
      <mi mathvariant="italic">Adj</mi>
      <mrow>
        <mo fence="true" form="prefix" stretchy="false">[</mo>
        <mrow>
          <mi>l</mi>
        </mrow>
        <mo fence="true" form="postfix" stretchy="false">]</mo>
      </mrow>
    </mrow>
    <annotation encoding="StarMath 5.0">Adj[l] </annotation>
  </semantics>
</math>
</file>

<file path=Object 30/content.xml><?xml version="1.0" encoding="utf-8"?>
<math xmlns="http://www.w3.org/1998/Math/MathML" display="block">
  <semantics>
    <mrow>
      <mrow>
        <mrow>
          <msub>
            <mo stretchy="false">∑</mo>
            <mrow>
              <mi>i</mi>
              <mi>∈</mi>
              <mi>L</mi>
              <mi>,</mi>
              <mi>i</mi>
              <mi>≠</mi>
              <mn>0</mn>
            </mrow>
          </msub>
          <msub>
            <mi>x</mi>
            <mrow>
              <mi mathvariant="italic">ei</mi>
              <mn>0</mn>
            </mrow>
          </msub>
        </mrow>
        <mo stretchy="false">=</mo>
        <mn>1</mn>
      </mrow>
      <mo stretchy="false">∀</mo>
      <mi>e</mi>
      <mi>∈</mi>
      <mi>E</mi>
    </mrow>
    <annotation encoding="StarMath 5.0">sum_{i ∈ L, i ≠ 0} x_ei0 = 1 forall e ∈ E</annotation>
  </semantics>
</math>
</file>

<file path=Object 31/content.xml><?xml version="1.0" encoding="utf-8"?>
<math xmlns="http://www.w3.org/1998/Math/MathML" display="block">
  <semantics>
    <mrow>
      <mrow>
        <mrow>
          <msub>
            <mo stretchy="false">∑</mo>
            <mrow>
              <mi>e</mi>
              <mi>∈</mi>
              <mi>E</mi>
            </mrow>
          </msub>
          <mrow>
            <msub>
              <mo stretchy="false">∑</mo>
              <mrow>
                <mi>j</mi>
                <mi>∈</mi>
                <mi>L</mi>
                <mi>,</mi>
                <mi>j</mi>
                <mi>≠</mi>
                <mi>i</mi>
              </mrow>
            </msub>
            <msub>
              <mi>x</mi>
              <mi mathvariant="italic">eij</mi>
            </msub>
          </mrow>
        </mrow>
        <mo stretchy="false">=</mo>
        <mn>1</mn>
      </mrow>
      <mo stretchy="false">∀</mo>
      <mi>i</mi>
      <mi>∈</mi>
      <mi>L</mi>
      <mi>,</mi>
      <mi>i</mi>
      <mi>≠</mi>
      <mn>0</mn>
    </mrow>
    <annotation encoding="StarMath 5.0">sum_{e ∈ E} sum_{j ∈ L, j ≠ i} x_eij = 1 forall i ∈ L, i ≠ 0</annotation>
  </semantics>
</math>
</file>

<file path=Object 32/content.xml><?xml version="1.0" encoding="utf-8"?>
<math xmlns="http://www.w3.org/1998/Math/MathML" display="block">
  <semantics>
    <mrow>
      <mrow>
        <mrow>
          <msub>
            <mo stretchy="false">∑</mo>
            <mrow>
              <mi>j</mi>
              <mi>∈</mi>
              <mi>L</mi>
              <mi>,</mi>
              <mi>j</mi>
              <mi>≠</mi>
              <mi>i</mi>
            </mrow>
          </msub>
          <msub>
            <mi>x</mi>
            <mi mathvariant="italic">eij</mi>
          </msub>
        </mrow>
        <mo stretchy="false">=</mo>
        <mrow>
          <msub>
            <mo stretchy="false">∑</mo>
            <mrow>
              <mi>j</mi>
              <mi>∈</mi>
              <mi>L</mi>
              <mi>,</mi>
              <mi>j</mi>
              <mi>≠</mi>
              <mi>i</mi>
            </mrow>
          </msub>
          <msub>
            <mi>x</mi>
            <mi mathvariant="italic">eji</mi>
          </msub>
        </mrow>
      </mrow>
      <mo stretchy="false">∀</mo>
      <mi>e</mi>
      <mi>∈</mi>
      <mi>E</mi>
      <mi>,</mi>
      <mi>i</mi>
      <mi>∈</mi>
      <mi>L</mi>
      <mi>,</mi>
      <mi>i</mi>
      <mi>≠</mi>
      <mn>0</mn>
    </mrow>
    <annotation encoding="StarMath 5.0">sum_{j ∈ L, j ≠ i} x_eij = sum_{j ∈ L, j ≠ i} x_eji forall e ∈ E, i ∈ L, i ≠ 0</annotation>
  </semantics>
</math>
</file>

<file path=Object 33/content.xml><?xml version="1.0" encoding="utf-8"?>
<math xmlns="http://www.w3.org/1998/Math/MathML" display="block">
  <semantics>
    <mrow>
      <mrow>
        <msub>
          <mi>u</mi>
          <mi mathvariant="italic">ei</mi>
        </msub>
        <mo stretchy="false">−</mo>
        <msub>
          <mi>u</mi>
          <mi mathvariant="italic">ej</mi>
        </msub>
        <mo stretchy="false">+</mo>
        <mtext>|</mtext>
      </mrow>
      <mi>L</mi>
      <mrow>
        <mtext>|</mtext>
        <mo stretchy="false">∗</mo>
        <msub>
          <mi>x</mi>
          <mi mathvariant="italic">eij</mi>
        </msub>
      </mrow>
      <mi>≤</mi>
      <mtext>|</mtext>
      <mi>L</mi>
      <mrow>
        <mtext>|</mtext>
        <mo stretchy="false">−</mo>
        <mn>1</mn>
      </mrow>
      <mtext>  </mtext>
      <mo stretchy="false">∀</mo>
      <mi>e</mi>
      <mi>∈</mi>
      <mi>E</mi>
      <mi>,</mi>
      <mi>i</mi>
      <mi>∈</mi>
      <mi>L</mi>
      <mi>,</mi>
      <mi>j</mi>
      <mi>∈</mi>
      <mi>L</mi>
      <mi>,</mi>
      <mi>i</mi>
      <mi>≠</mi>
      <mn>0</mn>
      <mi>,</mi>
      <mi>j</mi>
      <mi>≠</mi>
      <mn>0</mn>
    </mrow>
    <annotation encoding="StarMath 5.0">u_ei - u_ej + "|"L"|" * x_eij ≤ "|"L"|" - 1 "  " forall e ∈ E, i ∈ L, j ∈ L, i ≠ 0, j ≠ 0</annotation>
  </semantics>
</math>
</file>

<file path=Object 34/content.xml><?xml version="1.0" encoding="utf-8"?>
<math xmlns="http://www.w3.org/1998/Math/MathML" display="block">
  <semantics>
    <mrow>
      <mi>e</mi>
      <mi>∈</mi>
      <mi>E</mi>
    </mrow>
    <annotation encoding="StarMath 5.0">e ∈ E</annotation>
  </semantics>
</math>
</file>

<file path=Object 35/content.xml><?xml version="1.0" encoding="utf-8"?>
<math xmlns="http://www.w3.org/1998/Math/MathML" display="block">
  <semantics>
    <mrow>
      <mi>i</mi>
      <mi>,</mi>
      <mi>j</mi>
      <mi>∈</mi>
      <mi>L</mi>
    </mrow>
    <annotation encoding="StarMath 5.0">i, j ∈ L</annotation>
  </semantics>
</math>
</file>

<file path=Object 36/content.xml><?xml version="1.0" encoding="utf-8"?>
<math xmlns="http://www.w3.org/1998/Math/MathML" display="block">
  <semantics>
    <msub>
      <mi>d</mi>
      <mi mathvariant="italic">ij</mi>
    </msub>
    <annotation encoding="StarMath 5.0">d_ij</annotation>
  </semantics>
</math>
</file>

<file path=Object 37/content.xml><?xml version="1.0" encoding="utf-8"?>
<math xmlns="http://www.w3.org/1998/Math/MathML" display="block">
  <semantics>
    <msub>
      <mi>x</mi>
      <mi mathvariant="italic">eij</mi>
    </msub>
    <annotation encoding="StarMath 5.0">x_eij</annotation>
  </semantics>
</math>
</file>

<file path=Object 38/content.xml><?xml version="1.0" encoding="utf-8"?>
<math xmlns="http://www.w3.org/1998/Math/MathML" display="block">
  <semantics>
    <msub>
      <mi>u</mi>
      <mi mathvariant="italic">ei</mi>
    </msub>
    <annotation encoding="StarMath 5.0">u_ei</annotation>
  </semantics>
</math>
</file>

<file path=Object 4/content.xml><?xml version="1.0" encoding="utf-8"?>
<math xmlns="http://www.w3.org/1998/Math/MathML" display="block">
  <semantics>
    <mrow>
      <mrow>
        <msub>
          <mi>y</mi>
          <mi>l</mi>
        </msub>
        <mo stretchy="false">≥</mo>
        <msub>
          <mi>x</mi>
          <mrow>
            <mo fence="true" form="prefix" stretchy="false">[</mo>
            <mrow>
              <mrow>
                <mi>s</mi>
                <mi>,</mi>
                <mi>l</mi>
              </mrow>
            </mrow>
            <mo fence="true" form="postfix" stretchy="false">]</mo>
          </mrow>
        </msub>
      </mrow>
      <mo stretchy="false">∀</mo>
      <mrow>
        <mi>s</mi>
        <mo stretchy="false">∈</mo>
        <mi>S</mi>
      </mrow>
      <mi>,</mi>
      <mo stretchy="false">∀</mo>
      <mrow>
        <mi>l</mi>
        <mo stretchy="false">∈</mo>
        <mi>L</mi>
      </mrow>
    </mrow>
    <annotation encoding="StarMath 5.0">y_l &gt;= x_[s, l] forall s in S, forall l in L</annotation>
  </semantics>
</math>
</file>

<file path=Object 5/content.xml><?xml version="1.0" encoding="utf-8"?>
<math xmlns="http://www.w3.org/1998/Math/MathML" display="block">
  <semantics>
    <mrow>
      <msub>
        <mi>y</mi>
        <mi>l</mi>
      </msub>
      <mi mathvariant="normal">:</mi>
    </mrow>
    <annotation encoding="StarMath 5.0">y_l:</annotation>
  </semantics>
</math>
</file>

<file path=Object 6/content.xml><?xml version="1.0" encoding="utf-8"?>
<math xmlns="http://www.w3.org/1998/Math/MathML" display="block">
  <semantics>
    <mrow>
      <msub>
        <mi>x</mi>
        <mrow>
          <mo fence="true" form="prefix" stretchy="false">[</mo>
          <mrow>
            <mrow>
              <mi>s</mi>
              <mi>,</mi>
              <mi>l</mi>
            </mrow>
          </mrow>
          <mo fence="true" form="postfix" stretchy="false">]</mo>
        </mrow>
      </msub>
      <mi mathvariant="normal">:</mi>
    </mrow>
    <annotation encoding="StarMath 5.0">x_[s, l]:</annotation>
  </semantics>
</math>
</file>

<file path=Object 7/content.xml><?xml version="1.0" encoding="utf-8"?>
<math xmlns="http://www.w3.org/1998/Math/MathML" display="block">
  <semantics>
    <mrow>
      <mrow>
        <msub>
          <mi>x</mi>
          <mi mathvariant="italic">sl</mi>
        </msub>
        <mo stretchy="false">≤</mo>
        <msub>
          <mi mathvariant="italic">Sensor</mi>
          <mi mathvariant="italic">coverage</mi>
        </msub>
      </mrow>
      <mrow>
        <mo fence="true" form="prefix" stretchy="false">[</mo>
        <mrow>
          <mrow>
            <mi>s</mi>
            <mi>,</mi>
            <mi>l</mi>
          </mrow>
        </mrow>
        <mo fence="true" form="postfix" stretchy="false">]</mo>
      </mrow>
      <mo stretchy="false">∀</mo>
      <mrow>
        <mi>l</mi>
        <mo stretchy="false">∈</mo>
        <mi>L</mi>
      </mrow>
      <mi>,</mi>
      <mo stretchy="false">∀</mo>
      <mrow>
        <mi>s</mi>
        <mo stretchy="false">∈</mo>
        <mi>S</mi>
      </mrow>
    </mrow>
    <annotation encoding="StarMath 5.0">{ { x _ sl &lt;= Sensor _ coverage } [ { s , l } ] forall { l in L } , forall { s in S } }</annotation>
  </semantics>
</math>
</file>

<file path=Object 8/content.xml><?xml version="1.0" encoding="utf-8"?>
<math xmlns="http://www.w3.org/1998/Math/MathML" display="block">
  <semantics>
    <mrow>
      <msub>
        <mi>c</mi>
        <mi>l</mi>
      </msub>
      <mi mathvariant="normal">:</mi>
    </mrow>
    <annotation encoding="StarMath 5.0">c_l:</annotation>
  </semantics>
</math>
</file>

<file path=Object 9/content.xml><?xml version="1.0" encoding="utf-8"?>
<math xmlns="http://www.w3.org/1998/Math/MathML" display="block">
  <semantics>
    <mrow>
      <msub>
        <mi>e</mi>
        <mi>s</mi>
      </msub>
      <mi mathvariant="normal">:</mi>
    </mrow>
    <annotation encoding="StarMath 5.0">e_s:</annotation>
  </semantics>
</math>
</file>